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1" style:family="graphic" style:parent-style-name="standard">
      <style:graphic-properties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draw:fill="none" fo:min-height="0.66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polygon draw:style-name="gr1" draw:text-style-name="P1" draw:layer="layout" svg:width="0cm" svg:height="0cm" svg:x="5.406cm" svg:y="1.984cm" svg:viewBox="0 0 0 0" draw:points="0,0">
            <text:p/>
          </draw:polygon>
          <draw:polygon draw:style-name="gr2" draw:text-style-name="P1" draw:layer="layout" svg:width="0cm" svg:height="0cm" svg:x="5.829cm" svg:y="1.547cm" svg:viewBox="0 0 0 0" draw:points="0,0">
            <text:p/>
          </draw:polygon>
          <draw:polygon draw:style-name="gr3" draw:text-style-name="P1" draw:layer="layout" svg:width="0cm" svg:height="0cm" svg:x="5.829cm" svg:y="1.707cm" svg:viewBox="0 0 0 0" draw:points="0,0">
            <text:p/>
          </draw:polygon>
          <draw:polygon draw:style-name="gr4" draw:text-style-name="P1" draw:layer="layout" svg:width="0cm" svg:height="0cm" svg:x="5.952cm" svg:y="1.83cm" svg:viewBox="0 0 0 0" draw:points="0,0">
            <text:p/>
          </draw:polygon>
          <draw:polygon draw:style-name="gr5" draw:text-style-name="P1" draw:layer="layout" svg:width="0cm" svg:height="0cm" svg:x="6.528cm" svg:y="1.605cm" svg:viewBox="0 0 0 0" draw:points="0,0">
            <text:p/>
          </draw:polygon>
          <draw:polygon draw:style-name="gr6" draw:text-style-name="P1" draw:layer="layout" svg:width="0cm" svg:height="0cm" svg:x="6.827cm" svg:y="1.481cm" svg:viewBox="0 0 0 0" draw:points="0,0">
            <text:p/>
          </draw:polygon>
          <draw:polygon draw:style-name="gr7" draw:text-style-name="P1" draw:layer="layout" svg:width="0cm" svg:height="0cm" svg:x="6.95cm" svg:y="1.604cm" svg:viewBox="0 0 0 0" draw:points="0,0">
            <text:p/>
          </draw:polygon>
          <draw:path draw:style-name="gr8" draw:text-style-name="P1" draw:layer="layout" svg:width="0.121cm" svg:height="0.121cm" svg:x="6.972cm" svg:y="1.332cm" svg:viewBox="0 0 122 122" svg:d="m61 0c34 0 61 27 61 61s-27 61-61 61-61-27-61-61 27-61 61-61z">
            <text:p/>
          </draw:path>
          <draw:polygon draw:style-name="gr9" draw:text-style-name="P1" draw:layer="layout" svg:width="0.848cm" svg:height="0cm" svg:x="5.681cm" svg:y="1.268cm" svg:viewBox="0 0 849 0" draw:points="0,0 849,0">
            <text:p/>
          </draw:polygon>
          <draw:polygon draw:style-name="gr10" draw:text-style-name="P1" draw:layer="layout" svg:width="0.386cm" svg:height="0cm" svg:x="6.14cm" svg:y="1.518cm" svg:viewBox="0 0 387 0" draw:points="0,0 387,0">
            <text:p/>
          </draw:polygon>
          <draw:polygon draw:style-name="gr11" draw:text-style-name="P1" draw:layer="layout" svg:width="0.448cm" svg:height="0.005cm" svg:x="7.092cm" svg:y="1.394cm" svg:viewBox="0 0 449 6" draw:points="0,6 449,0">
            <text:p/>
          </draw:polygon>
          <draw:path draw:style-name="gr12" draw:text-style-name="P1" draw:layer="layout" svg:width="0.422cm" svg:height="0.422cm" svg:x="6.541cm" svg:y="1.186cm" svg:viewBox="0 0 423 423" svg:d="m211 0c106 0 212 105 212 211s-106 212-212 212h-211v-423z">
            <text:p/>
          </draw:path>
          <draw:polygon draw:style-name="gr13" draw:text-style-name="P1" draw:layer="layout" svg:width="0cm" svg:height="0cm" svg:x="6.541cm" svg:y="1.186cm" svg:viewBox="0 0 0 0" draw:points="0,0">
            <text:p/>
          </draw:polygon>
          <draw:polygon draw:style-name="gr14" draw:text-style-name="P1" draw:layer="layout" svg:width="0cm" svg:height="0cm" svg:x="6.964cm" svg:y="1.609cm" svg:viewBox="0 0 0 0" draw:points="0,0">
            <text:p/>
          </draw:polygon>
          <draw:polygon draw:style-name="gr15" draw:text-style-name="P1" draw:layer="layout" svg:width="0cm" svg:height="0cm" svg:x="6.489cm" svg:y="2.754cm" svg:viewBox="0 0 0 0" draw:points="0,0">
            <text:p/>
          </draw:polygon>
          <draw:polygon draw:style-name="gr16" draw:text-style-name="P1" draw:layer="layout" svg:width="0cm" svg:height="0cm" svg:x="6.788cm" svg:y="2.63cm" svg:viewBox="0 0 0 0" draw:points="0,0">
            <text:p/>
          </draw:polygon>
          <draw:polygon draw:style-name="gr17" draw:text-style-name="P1" draw:layer="layout" svg:width="0cm" svg:height="0cm" svg:x="6.911cm" svg:y="2.753cm" svg:viewBox="0 0 0 0" draw:points="0,0">
            <text:p/>
          </draw:polygon>
          <draw:path draw:style-name="gr18" draw:text-style-name="P1" draw:layer="layout" svg:width="0.121cm" svg:height="0.121cm" svg:x="6.933cm" svg:y="2.481cm" svg:viewBox="0 0 122 122" svg:d="m61 0c34 0 61 27 61 61s-27 61-61 61-61-27-61-61 27-61 61-61z">
            <text:p/>
          </draw:path>
          <draw:polygon draw:style-name="gr19" draw:text-style-name="P1" draw:layer="layout" svg:width="0.386cm" svg:height="0cm" svg:x="6.104cm" svg:y="2.417cm" svg:viewBox="0 0 387 0" draw:points="0,0 387,0">
            <text:p/>
          </draw:polygon>
          <draw:polygon draw:style-name="gr20" draw:text-style-name="P1" draw:layer="layout" svg:width="0.806cm" svg:height="0cm" svg:x="5.681cm" svg:y="2.667cm" svg:viewBox="0 0 807 0" draw:points="0,0 807,0">
            <text:p/>
          </draw:polygon>
          <draw:polygon draw:style-name="gr21" draw:text-style-name="P1" draw:layer="layout" svg:width="0.48cm" svg:height="0.003cm" svg:x="7.053cm" svg:y="2.545cm" svg:viewBox="0 0 481 4" draw:points="0,4 481,0">
            <text:p/>
          </draw:polygon>
          <draw:path draw:style-name="gr22" draw:text-style-name="P1" draw:layer="layout" svg:width="0.422cm" svg:height="0.422cm" svg:x="6.502cm" svg:y="2.335cm" svg:viewBox="0 0 423 423" svg:d="m211 0c106 0 212 105 212 211s-106 212-212 212h-211v-423z">
            <text:p/>
          </draw:path>
          <draw:polygon draw:style-name="gr23" draw:text-style-name="P1" draw:layer="layout" svg:width="0cm" svg:height="0cm" svg:x="6.502cm" svg:y="2.335cm" svg:viewBox="0 0 0 0" draw:points="0,0">
            <text:p/>
          </draw:polygon>
          <draw:polygon draw:style-name="gr24" draw:text-style-name="P1" draw:layer="layout" svg:width="0cm" svg:height="0cm" svg:x="6.925cm" svg:y="2.758cm" svg:viewBox="0 0 0 0" draw:points="0,0">
            <text:p/>
          </draw:polygon>
          <draw:line draw:style-name="gr25" draw:text-style-name="P1" draw:layer="layout" svg:x1="7.378cm" svg:y1="1.398cm" svg:x2="7.378cm" svg:y2="1.753cm">
            <text:p/>
          </draw:line>
          <draw:line draw:style-name="gr26" draw:text-style-name="P1" draw:layer="layout" svg:x1="7.332cm" svg:y1="2.2cm" svg:x2="7.332cm" svg:y2="2.555cm">
            <text:p/>
          </draw:line>
          <draw:line draw:style-name="gr27" draw:text-style-name="P1" draw:layer="layout" svg:x1="6.131cm" svg:y1="1.511cm" svg:x2="6.131cm" svg:y2="1.738cm">
            <text:p/>
          </draw:line>
          <draw:line draw:style-name="gr28" draw:text-style-name="P1" draw:layer="layout" svg:x1="6.101cm" svg:y1="2.196cm" svg:x2="6.101cm" svg:y2="2.423cm">
            <text:p/>
          </draw:line>
          <draw:line draw:style-name="gr29" draw:text-style-name="P1" draw:layer="layout" svg:x1="7.378cm" svg:y1="1.753cm" svg:x2="6.1cm" svg:y2="2.2cm">
            <text:p/>
          </draw:line>
          <draw:line draw:style-name="gr30" draw:text-style-name="P1" draw:layer="layout" svg:x1="7.329cm" svg:y1="2.196cm" svg:x2="6.132cm" svg:y2="1.736cm">
            <text:p/>
          </draw:line>
        </draw:g>
        <draw:frame draw:style-name="gr31" draw:layer="layout" svg:width="0.42cm" svg:height="0.47cm" svg:x="5.681cm" svg:y="0.8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1" draw:layer="layout" svg:width="0.42cm" svg:height="0.47cm" svg:x="5.56cm" svg:y="2.15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1" draw:layer="layout" svg:width="0.53cm" svg:height="0.47cm" svg:x="7.525cm" svg:y="1.08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1" draw:layer="layout" svg:width="0.53cm" svg:height="0.47cm" svg:x="7.566cm" svg:y="2.23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1" draw:layer="layout" svg:width="2.286cm" svg:height="2.555cm" svg:x="0.746cm" svg:y="0.6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2" draw:text-style-name="P2" draw:layer="layout" svg:width="1.471cm" svg:height="0.911cm" svg:x="4.119cm" svg:y="0.783cm">
          <draw:text-box>
            <text:p><text:span text:style-name="T1">ہوشیار</text:span></text:p>
          </draw:text-box>
        </draw:frame>
        <draw:frame draw:style-name="gr33" draw:layer="layout" svg:width="1.724cm" svg:height="0.912cm" svg:x="3.89cm" svg:y="2.121cm">
          <draw:text-box>
            <text:p><text:span text:style-name="T2">آرام باش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22T19:26:57</dc:date>
    <dc:creator>khalid khan</dc:creator>
    <meta:editing-duration>PT6H17M29S</meta:editing-duration>
    <meta:editing-cycles>27</meta:editing-cycles>
    <meta:generator>LibreOffice/3.4$Linux LibreOffice_project/340m1$Build-402</meta:generator>
    <meta:document-statistic meta:object-count="38"/>
  </office:meta>
</office:document-meta>
</file>

<file path=Object 1/content.xml><?xml version="1.0" encoding="utf-8"?>
<math xmlns="http://www.w3.org/1998/Math/MathML">
  <semantics>
    <mrow>
      <mover accent="true">
        <mrow>
          <mi>s</mi>
        </mrow>
        <mo stretchy="false">̄</mo>
      </mover>
    </mrow>
    <annotation encoding="StarMath 5.0">bar{s}</annotation>
  </semantics>
</math>
</file>

<file path=Object 2/content.xml><?xml version="1.0" encoding="utf-8"?>
<math xmlns="http://www.w3.org/1998/Math/MathML">
  <semantics>
    <mrow>
      <mover accent="true">
        <mrow>
          <mi>r</mi>
        </mrow>
        <mo stretchy="false">̄</mo>
      </mover>
    </mrow>
    <annotation encoding="StarMath 5.0">bar{r}</annotation>
  </semantics>
</math>
</file>

<file path=Object 3/content.xml><?xml version="1.0" encoding="utf-8"?>
<math xmlns="http://www.w3.org/1998/Math/MathML">
  <semantics>
    <mrow>
      <mi>Q</mi>
    </mrow>
    <annotation encoding="StarMath 5.0">Q</annotation>
  </semantics>
</math>
</file>

<file path=Object 4/content.xml><?xml version="1.0" encoding="utf-8"?>
<math xmlns="http://www.w3.org/1998/Math/MathML">
  <semantics>
    <mrow>
      <mover accent="true">
        <mrow>
          <mi>Q</mi>
        </mrow>
        <mo stretchy="false">̄</mo>
      </mover>
    </mrow>
    <annotation encoding="StarMath 5.0">bar{Q}</annotation>
  </semantics>
</math>
</file>

<file path=Object 5/content.xml><?xml version="1.0" encoding="utf-8"?>
<math xmlns="http://www.w3.org/1998/Math/MathML">
  <semantics>
    <mrow>
      <mtable>
        <mtr>
          <mtd>
            <mrow>
              <mover accent="true">
                <mrow>
                  <mi>s</mi>
                </mrow>
                <mo stretchy="false">̄</mo>
              </mover>
              <mphantom>
                <mstyle>
                  <mrow>
                    <mrow>
                      <mi>x</mi>
                    </mrow>
                  </mrow>
                </mstyle>
              </mphantom>
              <mover accent="true">
                <mrow>
                  <mi>r</mi>
                </mrow>
                <mo stretchy="false">̄</mo>
              </mover>
              <mphantom>
                <mstyle>
                  <mrow>
                    <mrow>
                      <mi mathvariant="italic">xx</mi>
                    </mrow>
                  </mrow>
                </mstyle>
              </mphantom>
              <msub>
                <mi>Q</mi>
                <mrow>
                  <mi>n</mi>
                </mrow>
              </msub>
            </mrow>
          </mtd>
        </mtr>
        <mtr>
          <mtd>
            <mrow>
              <mn>0</mn>
              <mphantom>
                <mstyle>
                  <mrow>
                    <mrow>
                      <mi>x</mi>
                    </mrow>
                  </mrow>
                </mstyle>
              </mphantom>
              <mn>0</mn>
              <mphantom>
                <mstyle>
                  <mrow>
                    <mrow>
                      <mi mathvariant="italic">xx</mi>
                    </mrow>
                  </mrow>
                </mstyle>
              </mphantom>
              <mi>?</mi>
            </mrow>
          </mtd>
        </mtr>
        <mtr>
          <mtd>
            <mrow>
              <mn>0</mn>
              <mphantom>
                <mstyle>
                  <mrow>
                    <mrow>
                      <mi>x</mi>
                    </mrow>
                  </mrow>
                </mstyle>
              </mphantom>
              <mn>1</mn>
              <mphantom>
                <mstyle>
                  <mrow>
                    <mrow>
                      <mi mathvariant="italic">xx</mi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i>x</mi>
                    </mrow>
                  </mrow>
                </mstyle>
              </mphantom>
              <mn>0</mn>
              <mphantom>
                <mstyle>
                  <mrow>
                    <mrow>
                      <mi mathvariant="italic">xx</mi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i>x</mi>
                    </mrow>
                  </mrow>
                </mstyle>
              </mphantom>
              <mn>1</mn>
              <mphantom>
                <mstyle>
                  <mrow>
                    <mrow>
                      <mi mathvariant="italic">xx</mi>
                    </mrow>
                  </mrow>
                </mstyle>
              </mphantom>
              <msub>
                <mi>Q</mi>
                <mrow>
                  <mrow>
                    <mi>n</mi>
                    <mo stretchy="false">−</mo>
                    <mn>1</mn>
                  </mrow>
                </mrow>
              </msub>
            </mrow>
          </mtd>
        </mtr>
      </mtable>
    </mrow>
    <annotation encoding="StarMath 5.0">stack{
alignl bar{s} phantom {x} bar{r} phantom{xx} Q_{n} #
alignl 0 phantom {x} 0 phantom {xx} ? #
alignl 0 phantom {x} 1 phantom {xx} 1 #
alignl 1 phantom {x} 0 phantom {xx} 0 #
alignl 1 phantom {x} 1 phantom {xx} Q_{n-1}
}</annotation>
  </semantics>
</math>
</file>